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7f0ea" officeooo:paragraph-rsid="0017f0ea"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8bab3" officeooo:paragraph-rsid="0018bab3"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b1fdf" officeooo:paragraph-rsid="001b1fd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b3d15" officeooo:paragraph-rsid="001b3d15"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b5fd9" officeooo:paragraph-rsid="001b5fd9"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e4ca9" officeooo:paragraph-rsid="001e4ca9" style:font-weight-asian="bold" style:font-weight-complex="bold"/>
    </style:style>
    <style:style style:name="P7" style:family="paragraph" style:parent-style-name="Standard">
      <style:text-properties style:text-underline-style="none" fo:font-weight="bold" officeooo:rsid="0017f0ea" officeooo:paragraph-rsid="0017f0ea" style:font-weight-asian="bold" style:font-weight-complex="bold"/>
    </style:style>
    <style:style style:name="P8" style:family="paragraph" style:parent-style-name="Standard">
      <style:text-properties style:text-underline-style="none" fo:font-weight="bold" officeooo:rsid="001822cf" officeooo:paragraph-rsid="001822cf" style:font-weight-asian="bold" style:font-weight-complex="bold"/>
    </style:style>
    <style:style style:name="P9" style:family="paragraph" style:parent-style-name="Standard">
      <style:text-properties style:text-underline-style="none" fo:font-weight="bold" officeooo:rsid="0018bab3" officeooo:paragraph-rsid="0018bab3" style:font-weight-asian="bold" style:font-weight-complex="bold"/>
    </style:style>
    <style:style style:name="P10" style:family="paragraph" style:parent-style-name="Standard">
      <style:text-properties style:text-underline-style="none" fo:font-weight="bold" officeooo:rsid="00197773" officeooo:paragraph-rsid="00197773" style:font-weight-asian="bold" style:font-weight-complex="bold"/>
    </style:style>
    <style:style style:name="P11" style:family="paragraph" style:parent-style-name="Standard">
      <style:text-properties style:text-underline-style="none" fo:font-weight="bold" officeooo:rsid="001b1fdf" officeooo:paragraph-rsid="001b1fdf" style:font-weight-asian="bold" style:font-weight-complex="bold"/>
    </style:style>
    <style:style style:name="P12" style:family="paragraph" style:parent-style-name="Standard">
      <style:text-properties style:text-underline-style="none" fo:font-weight="bold" officeooo:rsid="001b3d15" officeooo:paragraph-rsid="001b3d15" style:font-weight-asian="bold" style:font-weight-complex="bold"/>
    </style:style>
    <style:style style:name="P13" style:family="paragraph" style:parent-style-name="Standard">
      <style:text-properties style:text-underline-style="none" fo:font-weight="bold" officeooo:rsid="001b5fd9" officeooo:paragraph-rsid="001b5fd9" style:font-weight-asian="bold" style:font-weight-complex="bold"/>
    </style:style>
    <style:style style:name="P14" style:family="paragraph" style:parent-style-name="Standard">
      <style:text-properties style:text-underline-style="none" fo:font-weight="bold" officeooo:rsid="001e4ca9" officeooo:paragraph-rsid="001e4ca9" style:font-weight-asian="bold" style:font-weight-complex="bold"/>
    </style:style>
    <style:style style:name="P15" style:family="paragraph" style:parent-style-name="Standard">
      <style:text-properties style:text-underline-style="none" fo:font-weight="normal" officeooo:rsid="0017f0ea" officeooo:paragraph-rsid="0017f0ea" style:font-weight-asian="normal" style:font-weight-complex="normal"/>
    </style:style>
    <style:style style:name="P16" style:family="paragraph" style:parent-style-name="Standard">
      <style:text-properties style:text-underline-style="none" fo:font-weight="normal" officeooo:rsid="001822cf" officeooo:paragraph-rsid="001822cf" style:font-weight-asian="normal" style:font-weight-complex="normal"/>
    </style:style>
    <style:style style:name="P17" style:family="paragraph" style:parent-style-name="Standard">
      <style:text-properties style:text-underline-style="none" fo:font-weight="normal" officeooo:rsid="001822cf" officeooo:paragraph-rsid="0018bab3" style:font-weight-asian="normal" style:font-weight-complex="normal"/>
    </style:style>
    <style:style style:name="P18" style:family="paragraph" style:parent-style-name="Standard">
      <style:text-properties style:text-underline-style="none" fo:font-weight="normal" officeooo:rsid="0018bab3" officeooo:paragraph-rsid="0018bab3" style:font-weight-asian="normal" style:font-weight-complex="normal"/>
    </style:style>
    <style:style style:name="P19" style:family="paragraph" style:parent-style-name="Standard">
      <style:text-properties style:text-underline-style="none" fo:font-weight="normal" officeooo:rsid="0018bab3" officeooo:paragraph-rsid="00197773" style:font-weight-asian="normal" style:font-weight-complex="normal"/>
    </style:style>
    <style:style style:name="P20" style:family="paragraph" style:parent-style-name="Standard">
      <style:text-properties style:text-underline-style="none" fo:font-weight="normal" officeooo:rsid="0019412e" officeooo:paragraph-rsid="0019412e" style:font-weight-asian="normal" style:font-weight-complex="normal"/>
    </style:style>
    <style:style style:name="P21" style:family="paragraph" style:parent-style-name="Standard">
      <style:text-properties style:text-underline-style="none" fo:font-weight="normal" officeooo:rsid="001b1fdf" officeooo:paragraph-rsid="001b1fdf" style:font-weight-asian="normal" style:font-weight-complex="normal"/>
    </style:style>
    <style:style style:name="P22" style:family="paragraph" style:parent-style-name="Standard">
      <style:text-properties style:text-underline-style="none" fo:font-weight="normal" officeooo:rsid="001b3d15" officeooo:paragraph-rsid="001b3d15" style:font-weight-asian="normal" style:font-weight-complex="normal"/>
    </style:style>
    <style:style style:name="P23" style:family="paragraph" style:parent-style-name="Standard">
      <style:text-properties style:text-underline-style="none" fo:font-weight="normal" officeooo:rsid="001cc9eb" officeooo:paragraph-rsid="001cc9eb" style:font-weight-asian="normal" style:font-weight-complex="normal"/>
    </style:style>
    <style:style style:name="P24" style:family="paragraph" style:parent-style-name="Standard">
      <style:text-properties style:text-underline-style="none" fo:font-weight="normal" officeooo:rsid="00197773" officeooo:paragraph-rsid="00197773" style:font-weight-asian="normal" style:font-weight-complex="normal"/>
    </style:style>
    <style:style style:name="P25" style:family="paragraph" style:parent-style-name="Standard">
      <style:text-properties style:text-underline-style="none" fo:font-weight="normal" officeooo:rsid="001b5fd9" officeooo:paragraph-rsid="001b5fd9" style:font-weight-asian="normal" style:font-weight-complex="normal"/>
    </style:style>
    <style:style style:name="P26" style:family="paragraph" style:parent-style-name="Standard">
      <style:text-properties officeooo:rsid="001b5fd9" officeooo:paragraph-rsid="001b5fd9"/>
    </style:style>
    <style:style style:name="P27" style:family="paragraph" style:parent-style-name="Standard" style:list-style-name="L1">
      <style:text-properties style:text-underline-style="none" fo:font-weight="bold" officeooo:rsid="0017f0ea" officeooo:paragraph-rsid="0017f0ea" style:font-weight-asian="bold" style:font-weight-complex="bold"/>
    </style:style>
    <style:style style:name="P28" style:family="paragraph" style:parent-style-name="Standard" style:list-style-name="L5">
      <style:text-properties style:text-underline-style="none" fo:font-weight="bold" officeooo:rsid="0018bab3" officeooo:paragraph-rsid="0018bab3" style:font-weight-asian="bold" style:font-weight-complex="bold"/>
    </style:style>
    <style:style style:name="P29" style:family="paragraph" style:parent-style-name="Standard" style:list-style-name="L9">
      <style:text-properties style:text-underline-style="none" fo:font-weight="bold" officeooo:rsid="001b1fdf" officeooo:paragraph-rsid="001b1fdf" style:font-weight-asian="bold" style:font-weight-complex="bold"/>
    </style:style>
    <style:style style:name="P30" style:family="paragraph" style:parent-style-name="Standard" style:list-style-name="L11">
      <style:text-properties style:text-underline-style="none" fo:font-weight="bold" officeooo:rsid="001b5fd9" officeooo:paragraph-rsid="001b5fd9" style:font-weight-asian="bold" style:font-weight-complex="bold"/>
    </style:style>
    <style:style style:name="P31" style:family="paragraph" style:parent-style-name="Standard" style:list-style-name="L12">
      <style:text-properties style:text-underline-style="none" fo:font-weight="bold" officeooo:rsid="001cc9eb" officeooo:paragraph-rsid="001cc9eb" style:font-weight-asian="bold" style:font-weight-complex="bold"/>
    </style:style>
    <style:style style:name="P32" style:family="paragraph" style:parent-style-name="Standard" style:list-style-name="L1">
      <style:text-properties style:text-underline-style="none" fo:font-weight="normal" officeooo:rsid="0017f0ea" officeooo:paragraph-rsid="0017f0ea" style:font-weight-asian="normal" style:font-weight-complex="normal"/>
    </style:style>
    <style:style style:name="P33" style:family="paragraph" style:parent-style-name="Standard" style:list-style-name="L2">
      <style:text-properties style:text-underline-style="none" fo:font-weight="normal" officeooo:rsid="0017f0ea" officeooo:paragraph-rsid="0017f0ea" style:font-weight-asian="normal" style:font-weight-complex="normal"/>
    </style:style>
    <style:style style:name="P34" style:family="paragraph" style:parent-style-name="Standard" style:list-style-name="L3">
      <style:text-properties style:text-underline-style="none" fo:font-weight="normal" officeooo:rsid="001822cf" officeooo:paragraph-rsid="001822cf" style:font-weight-asian="normal" style:font-weight-complex="normal"/>
    </style:style>
    <style:style style:name="P35" style:family="paragraph" style:parent-style-name="Standard" style:list-style-name="L4">
      <style:text-properties style:text-underline-style="none" fo:font-weight="normal" officeooo:rsid="001822cf" officeooo:paragraph-rsid="001822cf" style:font-weight-asian="normal" style:font-weight-complex="normal"/>
    </style:style>
    <style:style style:name="P36" style:family="paragraph" style:parent-style-name="Standard" style:list-style-name="L5">
      <style:text-properties style:text-underline-style="none" fo:font-weight="normal" officeooo:rsid="0018bab3" officeooo:paragraph-rsid="0018bab3" style:font-weight-asian="normal" style:font-weight-complex="normal"/>
    </style:style>
    <style:style style:name="P37" style:family="paragraph" style:parent-style-name="Standard" style:list-style-name="L6">
      <style:text-properties style:text-underline-style="none" fo:font-weight="normal" officeooo:rsid="0018bab3" officeooo:paragraph-rsid="0018bab3" style:font-weight-asian="normal" style:font-weight-complex="normal"/>
    </style:style>
    <style:style style:name="P38" style:family="paragraph" style:parent-style-name="Standard" style:list-style-name="L6">
      <style:text-properties style:text-underline-style="none" fo:font-weight="normal" officeooo:rsid="0019412e" officeooo:paragraph-rsid="0019412e" style:font-weight-asian="normal" style:font-weight-complex="normal"/>
    </style:style>
    <style:style style:name="P39" style:family="paragraph" style:parent-style-name="Standard" style:list-style-name="L7">
      <style:text-properties style:text-underline-style="none" fo:font-weight="normal" officeooo:rsid="0019412e" officeooo:paragraph-rsid="0019412e" style:font-weight-asian="normal" style:font-weight-complex="normal"/>
    </style:style>
    <style:style style:name="P40" style:family="paragraph" style:parent-style-name="Standard" style:list-style-name="L8">
      <style:text-properties style:text-underline-style="none" fo:font-weight="normal" officeooo:rsid="0019412e" officeooo:paragraph-rsid="0019412e" style:font-weight-asian="normal" style:font-weight-complex="normal"/>
    </style:style>
    <style:style style:name="P41" style:family="paragraph" style:parent-style-name="Standard" style:list-style-name="L9">
      <style:text-properties style:text-underline-style="none" fo:font-weight="normal" officeooo:rsid="001b1fdf" officeooo:paragraph-rsid="001b1fdf" style:font-weight-asian="normal" style:font-weight-complex="normal"/>
    </style:style>
    <style:style style:name="P42" style:family="paragraph" style:parent-style-name="Standard" style:list-style-name="L9">
      <style:text-properties style:text-underline-style="none" fo:font-weight="normal" officeooo:rsid="001b1fdf" officeooo:paragraph-rsid="001b3d15" style:font-weight-asian="normal" style:font-weight-complex="normal"/>
    </style:style>
    <style:style style:name="P43" style:family="paragraph" style:parent-style-name="Standard" style:list-style-name="L9">
      <style:text-properties style:text-underline-style="none" fo:font-weight="normal" officeooo:rsid="001b3d15" officeooo:paragraph-rsid="001b3d15" style:font-weight-asian="normal" style:font-weight-complex="normal"/>
    </style:style>
    <style:style style:name="P44" style:family="paragraph" style:parent-style-name="Standard" style:list-style-name="L10">
      <style:text-properties style:text-underline-style="none" fo:font-weight="normal" officeooo:rsid="001b3d15" officeooo:paragraph-rsid="001b3d15" style:font-weight-asian="normal" style:font-weight-complex="normal"/>
    </style:style>
    <style:style style:name="P45" style:family="paragraph" style:parent-style-name="Standard" style:list-style-name="L11">
      <style:text-properties style:text-underline-style="none" fo:font-weight="normal" officeooo:rsid="001b5fd9" officeooo:paragraph-rsid="001b5fd9" style:font-weight-asian="normal" style:font-weight-complex="normal"/>
    </style:style>
    <style:style style:name="P46" style:family="paragraph" style:parent-style-name="Standard" style:list-style-name="L12">
      <style:text-properties style:text-underline-style="none" fo:font-weight="normal" officeooo:rsid="001cc9eb" officeooo:paragraph-rsid="001cc9eb" style:font-weight-asian="normal" style:font-weight-complex="normal"/>
    </style:style>
    <style:style style:name="P47" style:family="paragraph" style:parent-style-name="Standard" style:list-style-name="L13">
      <style:text-properties style:text-underline-style="none" fo:font-weight="normal" officeooo:rsid="001e4ca9" officeooo:paragraph-rsid="001e4ca9" style:font-weight-asian="normal" style:font-weight-complex="normal"/>
    </style:style>
    <style:style style:name="P48" style:family="paragraph" style:parent-style-name="Standard" style:list-style-name="L13">
      <style:text-properties style:text-underline-style="none" fo:font-weight="normal" officeooo:rsid="001eb5d3" officeooo:paragraph-rsid="001eb5d3" style:font-weight-asian="normal" style:font-weight-complex="normal"/>
    </style:style>
    <style:style style:name="P49" style:family="paragraph" style:parent-style-name="Standard">
      <style:text-properties style:text-underline-style="none" fo:font-weight="normal" officeooo:rsid="001eb5d3" officeooo:paragraph-rsid="001eb5d3" style:font-weight-asian="normal" style:font-weight-complex="normal"/>
    </style:style>
    <style:style style:name="P50" style:family="paragraph" style:parent-style-name="Standard" style:list-style-name="L14">
      <style:text-properties style:text-underline-style="none" fo:font-weight="normal" officeooo:rsid="002086f4" officeooo:paragraph-rsid="002086f4" style:font-weight-asian="normal" style:font-weight-complex="normal"/>
    </style:style>
    <style:style style:name="P51" style:family="paragraph" style:parent-style-name="Standard" style:list-style-name="L13">
      <style:text-properties officeooo:rsid="001e4ca9" officeooo:paragraph-rsid="001e4ca9"/>
    </style:style>
    <style:style style:name="P52" style:family="paragraph" style:parent-style-name="Standard" style:list-style-name="L13">
      <style:text-properties officeooo:rsid="001eb5d3" officeooo:paragraph-rsid="001eb5d3"/>
    </style:style>
    <style:style style:name="P53" style:family="paragraph" style:parent-style-name="Standard">
      <style:text-properties style:text-underline-style="solid" style:text-underline-width="auto" style:text-underline-color="font-color" fo:font-weight="bold" officeooo:rsid="002086f4" officeooo:paragraph-rsid="002086f4" style:font-weight-asian="bold" style:font-weight-complex="bold"/>
    </style:style>
    <style:style style:name="T1" style:family="text">
      <style:text-properties officeooo:rsid="001d7871"/>
    </style:style>
    <style:style style:name="T2" style:family="text">
      <style:text-properties fo:font-weight="bold" officeooo:rsid="0017f0ea" style:font-weight-asian="bold" style:font-weight-complex="bold"/>
    </style:style>
    <style:style style:name="T3" style:family="text">
      <style:text-properties fo:font-weight="bold" officeooo:rsid="001b3d1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d7871" style:font-weight-asian="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9412e"/>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197773"/>
    </style:style>
    <style:style style:name="T10" style:family="text">
      <style:text-properties officeooo:rsid="001b3d15"/>
    </style:style>
    <style:style style:name="T11" style:family="text">
      <style:text-properties officeooo:rsid="001e4ca9"/>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1eb5d3"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 <text:s text:c="12"/><text:span text:style-name="T2">HOTSHOT SPORTS AND ENTERTAINMENTS</text:span></text:p>
      <text:p text:style-name="Standard"/>
      <text:p text:style-name="Standard"/>
      <text:p text:style-name="P1">JAN-2(DAY 1):</text:p>
      <text:list xml:id="list295581225410211652" text:style-name="L1">
        <text:list-item>
          <text:p text:style-name="P27"><text:s/><text:span text:style-name="T4">creating the accounts in slack, </text:span><text:span text:style-name="T5">offical</text:span><text:span text:style-name="T4"> mail,for the learning and practising <text:s/>purpose .</text:span></text:p>
        </text:list-item>
        <text:list-item>
          <text:p text:style-name="P32">Understanding the my part of this company and what we to do in upcoming 6 months.</text:p>
        </text:list-item>
        <text:list-item>
          <text:p text:style-name="P32">Identifying the all the resources to learning the NODE JS</text:p>
        </text:list-item>
        <text:list-item>
          <text:p text:style-name="P32">just open all the materials send by SRIDEJA sir.</text:p>
        </text:list-item>
        <text:list-item>
          <text:p text:style-name="P32">Getting the informations about node js from vignesh mandavar brother.</text:p>
        </text:list-item>
      </text:list>
      <text:p text:style-name="P1">JAN-3(DAY 2)</text:p>
      <text:p text:style-name="P7"><text:s text:c="4"/><text:tab/><text:tab/><text:tab/><text:tab/><text:tab/>NODE JS</text:p>
      <text:p text:style-name="P7">INTRODUCTION :</text:p>
      <text:p text:style-name="P7"><text:tab/><text:span text:style-name="T4">Every web applications has the two parts .client side ans server side development. the server side development called back end development. In back end development mainly focus on node js,python,database,etc....,</text:span></text:p>
      <text:p text:style-name="P7">what is node js?</text:p>
      <text:p text:style-name="P15"><text:tab/>Nodejs is the server side javascript for developing the web applications,</text:p>
      <text:p text:style-name="P15"/>
      <text:p text:style-name="P7">why we go for nodejs?</text:p>
      <text:list xml:id="list1197789910262356572" text:style-name="L2">
        <text:list-item>
          <text:p text:style-name="P33">Its light weighted</text:p>
        </text:list-item>
        <text:list-item>
          <text:p text:style-name="P33">its compactable(its run any os)</text:p>
        </text:list-item>
        <text:list-item>
          <text:p text:style-name="P33">its have many middle ware packages and functions .so easily we can built</text:p>
        </text:list-item>
        <text:list-item>
          <text:p text:style-name="P33">security and <text:span text:style-name="T1">essay</text:span> to acces<text:span text:style-name="T1">s </text:span>all the database.</text:p>
        </text:list-item>
      </text:list>
      <text:p text:style-name="P16">NPM:nodejs package manager</text:p>
      <text:p text:style-name="P16">- for all the node js programes only run in this packags</text:p>
      <text:p text:style-name="P8">how to create a simple nodejs programe?</text:p>
      <text:p text:style-name="P16">While creating nodejs keep the foll<text:span text:style-name="T1">ow</text:span>ing steps.</text:p>
      <text:list xml:id="list5938902126538154019" text:style-name="L3">
        <text:list-item>
          <text:p text:style-name="P34">Include the require packages by using the keyword called “require”.</text:p>
        </text:list-item>
        <text:list-item>
          <text:p text:style-name="P34">Creating the server method by request and response parameters.its a call back method. Requests is the user send to the server and response is the server send to the user.</text:p>
        </text:list-item>
        <text:list-item>
          <text:p text:style-name="P34">finally response the user request</text:p>
          <text:p text:style-name="P34">I did the “hello node js” in web page by using http package.</text:p>
        </text:list-item>
        <text:list-item>
          <text:p text:style-name="P34">Here there is <text:s/>a method called res.end(“ <text:s text:c="2"/>“) what ever we want put it in the double quotes.</text:p>
          <text:p text:style-name="P34">By uderstanding the createServere method I refered the link </text:p>
          <text:p text:style-name="P34"><text:a xlink:type="simple" xlink:href="https://www.sitepoint.com/creating-a-http-server-in-node-js/">https://www.sitepoint.com/creating-a-http-server-in-node-js/</text:a></text:p>
        </text:list-item>
      </text:list>
      <text:p text:style-name="P8">file system</text:p>
      <text:list xml:id="list1294071258932531884" text:style-name="L4">
        <text:list-item>
          <text:p text:style-name="P35"><text:s/>there <text:s/>is package called “fs” its nothing but file system. So if you want to use the some file that will locate outside we can use this package.</text:p>
        </text:list-item>
        <text:list-item>
          <text:p text:style-name="P35">The readFile is the method that contain the file name and also have the file properties like file type .</text:p>
        </text:list-item>
      </text:list>
      <text:p text:style-name="P17">In the file sy<text:span text:style-name="T1">st</text:span>em concepts I was faced a two problems .</text:p>
      <text:p text:style-name="P17">1.node js is the case sensitive.its means some methods strictly follow the case.</text:p>
      <text:p text:style-name="P17">2.if any errors present in side the render file that will throw by the error message.so I will understand the value of error handling.</text:p>
      <text:p text:style-name="P18"><text:soft-page-break/>There are 10 projects are I take it from the github .</text:p>
      <text:p text:style-name="P2">JAN 4(DAY 3)</text:p>
      <text:p text:style-name="P18"><text:tab/>PROJECT NAME:<text:span text:style-name="T6">Express simple website</text:span></text:p>
      <text:p text:style-name="P18">express is the nodejs framework for high performance.</text:p>
      <text:p text:style-name="P18">I undersrand is like all about the middle ware setup.</text:p>
      <text:p text:style-name="P18">While installing the express it will create the following files.</text:p>
      <text:list xml:id="list3633255626101281380" text:style-name="L5">
        <text:list-header>
          <text:p text:style-name="P28"/>
        </text:list-header>
        <text:list-item>
          <text:p text:style-name="P28">package.json<text:span text:style-name="T4"> <text:s/></text:span></text:p>
          <text:p text:style-name="P36">The package.json file contain the javascripts object notations .here its will store all the package informations.when ever we want to include the descriptions by using the –save options</text:p>
        </text:list-item>
        <text:list-item>
          <text:p text:style-name="P28">App.js</text:p>
          <text:p text:style-name="P36">It is the main javascipt file .in this file contain all the links .and its will redirect to the routes files.the error handling are taken in this file.when ever we want to compile the program only use app.js file.</text:p>
        </text:list-item>
        <text:list-item>
          <text:p text:style-name="P28">Routes</text:p>
          <text:p text:style-name="P36">Routes file separate the jobs .its has two .js files namely index.js,user.js</text:p>
          <text:p text:style-name="P36">Inde<text:span text:style-name="T7">x.</text:span>js</text:p>
        </text:list-item>
      </text:list>
      <text:p text:style-name="P18"><text:tab/>its is back home page that will redirect to the jade file</text:p>
      <text:p text:style-name="P18"><text:tab/>user.js</text:p>
      <text:p text:style-name="P18"><text:tab/>all the operations and validations are taken in this file</text:p>
      <text:p text:style-name="P18"><text:s text:c="5"/></text:p>
      <text:p text:style-name="P18"><text:tab/>while access these files I can store it a separate variable and correct path also mentioned.<text:tab/><text:tab/></text:p>
      <text:p text:style-name="P18"/>
      <text:list xml:id="list185140788535787" text:continue-numbering="true" text:style-name="L5">
        <text:list-item>
          <text:p text:style-name="P28">bin</text:p>
        </text:list-item>
      </text:list>
      <text:p text:style-name="P9"><text:tab/>A<text:span text:style-name="T4">ll the port informations are set.</text:span></text:p>
      <text:p text:style-name="P18"><text:tab/>Here I faced a problem is each program must run a unique port..if I put the same port in more than one it will not be execute.</text:p>
      <text:list xml:id="list185140592424980" text:continue-numbering="true" text:style-name="L5">
        <text:list-item>
          <text:p text:style-name="P28">Public</text:p>
          <text:p text:style-name="P36">It is something called desing storages.its has following informations.</text:p>
          <text:p text:style-name="P36">Stylesheet-all the css files</text:p>
          <text:p text:style-name="P36">images-image relates informations</text:p>
          <text:p text:style-name="P36">font,etc....</text:p>
          <text:p text:style-name="P36">the public folder can by access by using the “static” key word why I use static means <text:span text:style-name="T7">access the public file by globally.</text:span></text:p>
        </text:list-item>
      </text:list>
      <text:p text:style-name="P19"><text:s text:c="8"/><text:span text:style-name="T9">https://expressjs.com/en/starter/static-files.html</text:span></text:p>
      <text:list xml:id="list185142191159602" text:continue-numbering="true" text:style-name="L5">
        <text:list-item>
          <text:p text:style-name="P28">Views</text:p>
        </text:list-item>
      </text:list>
      <text:list xml:id="list9216887943675143643" text:style-name="L6">
        <text:list-header>
          <text:p text:style-name="P37">All the design codes are present inside the views folder.in every file has the jade formats</text:p>
          <text:p text:style-name="P38">I can canvert the HTML code to <text:s/>jade file by online converter.</text:p>
          <text:p text:style-name="P38"><text:span text:style-name="T8">EXPRESS METHODS</text:span>: </text:p>
        </text:list-header>
        <text:list-item>
          <text:p text:style-name="P38">GET();</text:p>
          <text:list>
            <text:list-header>
              <text:p text:style-name="P38">getting the informations from the user by get methos.its has path .i must specify the correct path in the path session.call back function for handling the req,res</text:p>
            </text:list-header>
          </text:list>
        </text:list-item>
      </text:list>
      <text:list xml:id="list4090305819465233529" text:style-name="L7">
        <text:list-item>
          <text:p text:style-name="P39">POST():</text:p>
        </text:list-item>
      </text:list>
      <text:p text:style-name="P20"><text:s text:c="18"/>So post method also has the path and callback functions.when I want to post some informations to next page I can used the post method.</text:p>
      <text:list xml:id="list3006855649068633436" text:style-name="L8">
        <text:list-item>
          <text:p text:style-name="P40">PUT();</text:p>
          <text:p text:style-name="P40"><text:soft-page-break/>Its is the updating some informations while webpage is active</text:p>
        </text:list-item>
        <text:list-item>
          <text:p text:style-name="P40">DELETE();</text:p>
        </text:list-item>
      </text:list>
      <text:p text:style-name="P20"><text:tab/>Deleting the some data while processing the web page.</text:p>
      <text:p text:style-name="P10">Middle ware:</text:p>
      <text:p text:style-name="P10"><text:tab/><text:span text:style-name="T4">there are various middile ware are used in express js.</text:span></text:p>
      <text:p text:style-name="P24">Here I was refered the link </text:p>
      <text:p text:style-name="P10"><text:a xlink:type="simple" xlink:href="http://expressjs.com/en/guide/using-middleware.html"><text:span text:style-name="T4">http://expressjs.com/en/guide/using-middleware.html</text:span></text:a></text:p>
      <text:p text:style-name="P10"/>
      <text:p text:style-name="P10">why I use * as a path?</text:p>
      <text:p text:style-name="P24"><text:tab/>actually the * there refers to any route..so this function will be first called everytime when you access any route... sometimes.. we need to check some variables of a user for security before going to the page.. so there this will be useful</text:p>
      <text:p text:style-name="P10"/>
      <text:p text:style-name="P3">JAN 5(DAY 4)</text:p>
      <text:p text:style-name="P11"><text:s/></text:p>
      <text:p text:style-name="P11">PROJECT NAME:USER LOGIN SYSTEM</text:p>
      <text:p text:style-name="P21">In this projects I learned following things</text:p>
      <text:list xml:id="list444891436135426729" text:style-name="L9">
        <text:list-item>
          <text:p text:style-name="P29">how to create the mongodb</text:p>
          <text:p text:style-name="P41"><text:s/><text:tab/>in this projects all the informations are stored in the mongodb only.so its will process nosql data.</text:p>
          <text:p text:style-name="P41">I did configured the mongodb and using the link </text:p>
          <text:p text:style-name="P41"><text:a xlink:type="simple" xlink:href="http://www.marcusoft.net/2014/02/mnb-monk.html">http://www.marcusoft.net/2014/02/mnb-monk.html</text:a></text:p>
        </text:list-item>
        <text:list-item>
          <text:p text:style-name="P29">how to validate the fields</text:p>
          <text:p text:style-name="P41">validations has two parts</text:p>
          <text:p text:style-name="P41"><text:s/>1.basic validations</text:p>
          <text:list>
            <text:list-item>
              <text:list>
                <text:list-header>
                  <text:p text:style-name="P41">If the field is empty that will throw the notification by notEmpty() method</text:p>
                </text:list-header>
              </text:list>
            </text:list-item>
          </text:list>
        </text:list-item>
      </text:list>
      <text:p text:style-name="P21"><text:tab/>2.data validations</text:p>
      <text:p text:style-name="P21"><text:tab/><text:tab/>The values of the data of the fields are validated.</text:p>
      <text:p text:style-name="P21"><text:tab/><text:tab/>ex.phone no must be 10 digits,etc....<text:tab/><text:tab/></text:p>
      <text:list xml:id="list185142050526146" text:continue-numbering="true" text:style-name="L9">
        <text:list-item>
          <text:p text:style-name="P29">how to connect the routes and views</text:p>
          <text:p text:style-name="P41">while creating the connection to views we must create the view engine setup</text:p>
          <text:p text:style-name="P41">each routes files are stored in the separate variables and it can be access by use() method.</text:p>
        </text:list-item>
        <text:list-item>
          <text:p text:style-name="P29">How to handle the post method</text:p>
          <text:p text:style-name="P41">whenever we implement the post method we must use the body-parser.</text:p>
          <text:p text:style-name="P41">So body-parser is the middle ware that use to secure way to transfer the data</text:p>
          <text:p text:style-name="P42">here I faced a probles is <text:s text:c="2"/>“<text:span text:style-name="T10">Cannot POST”</text:span> </text:p>
          <text:p text:style-name="P43">it means if any errors when connecting to the next file it will throw this message.</text:p>
        </text:list-item>
        <text:list-item>
          <text:p text:style-name="P29">how to build the routes files</text:p>
          <text:p text:style-name="P43">The routes file has the following informations</text:p>
          <text:p text:style-name="P43">1.index.js <text:s text:c="5"/>login page display</text:p>
          <text:p text:style-name="P43">2.users.js</text:p>
          <text:p text:style-name="P43">the register.jade and login.jade file are triggerd</text:p>
          <text:p text:style-name="P43">here established the mongodb connection</text:p>
        </text:list-item>
        <text:list-item>
          <text:p text:style-name="P29">how to handle the errors</text:p>
          <text:p text:style-name="P43">I learn something about the error status and how to use the error parameters in callback function</text:p>
          <text:p text:style-name="P43">so there are following error status </text:p>
          <text:p text:style-name="P43"><text:soft-page-break/>200-success message</text:p>
          <text:p text:style-name="P43">404-error server not found</text:p>
          <text:p text:style-name="P43">500-system error</text:p>
          <text:p text:style-name="P43">production error</text:p>
          <text:p text:style-name="P43">development error</text:p>
        </text:list-item>
      </text:list>
      <text:p text:style-name="P22">In this project I clearly understand the all the lines of code and implented.</text:p>
      <text:p text:style-name="P13">Understanding the module.exports</text:p>
      <text:p text:style-name="P13"><text:a xlink:type="simple" xlink:href="https://www.sitepoint.com/understanding-module-exports-exports-node-js/">https://www.sitepoint.com/understanding-module-exports-exports-node-js/</text:a></text:p>
      <text:p text:style-name="P13"/>
      <text:p text:style-name="P4">PROJECT NAME: CHATIO</text:p>
      <text:p text:style-name="P20"><text:tab/><text:span text:style-name="T10">In this project I was workout the new thing called </text:span><text:span text:style-name="T3">socket.io</text:span></text:p>
      <text:p text:style-name="P12">what is socket.io?</text:p>
      <text:p text:style-name="P22">Socket is the package for transforming the data from one location to another .by intalling the socket.io package we can use .</text:p>
      <text:p text:style-name="P22">In this project there are 3 files I created.</text:p>
      <text:list xml:id="list7354670689995914213" text:style-name="L10">
        <text:list-item>
          <text:p text:style-name="P44">Package.json</text:p>
          <text:p text:style-name="P44">all the require packages are installed and configures.</text:p>
        </text:list-item>
        <text:list-item>
          <text:p text:style-name="P44">App.js</text:p>
          <text:p text:style-name="P44">here I implement the index.html file...so its is the design file.</text:p>
        </text:list-item>
      </text:list>
      <text:p text:style-name="P12">Socket.io methods:</text:p>
      <text:p text:style-name="P22">basically the socket.io has two menthods</text:p>
      <text:p text:style-name="P12">1.socket.on()</text:p>
      <text:p text:style-name="P22"><text:s/>Its for the listening the messages from the user.before use this method we create the username field.</text:p>
      <text:p text:style-name="P22">The connection was created by the when we enter the application that will automatically create.</text:p>
      <text:p text:style-name="P12">2.socket.emit()</text:p>
      <text:p text:style-name="P22">Transfering the data from a to b.</text:p>
      <text:p text:style-name="P22">finally I disconnect the connection by when we refresh the page.</text:p>
      <text:p text:style-name="P5">JAN-6(DAY 5)</text:p>
      <text:p text:style-name="P13">PROJECT NAME:NODEBLOG</text:p>
      <text:list xml:id="list7141107848349471010" text:style-name="L11">
        <text:list-item>
          <text:p text:style-name="P45">The routes file has three js file.</text:p>
        </text:list-item>
        <text:list-item>
          <text:p text:style-name="P30">Index.js</text:p>
          <text:p text:style-name="P45"><text:s text:c="2"/>the home page are connected by using the get method</text:p>
        </text:list-item>
        <text:list-item>
          <text:p text:style-name="P30">posts.js</text:p>
          <text:p text:style-name="P45">1.it will connect to the mongodb and there is a new think called monk for eassy access of the data from database.</text:p>
          <text:p text:style-name="P45">2.The get method connect the add.jade file.it will add the new user to the nodeblog.it has the various attribute like title,author,image,etc....</text:p>
          <text:p text:style-name="P45">3.the validation part is taken.if error its will send the nodification .else the will asign to the respective attributes.</text:p>
          <text:p text:style-name="P45">4.here I learn the image properties also</text:p>
          <text:p text:style-name="P45">5.if you want to add the new posts we click the option addpost and background the process will be done.</text:p>
          <text:p text:style-name="P45">6.finally all the updated values are stored in the database</text:p>
        </text:list-item>
        <text:list-item>
          <text:p text:style-name="P30">catagories.js</text:p>
          <text:p text:style-name="P45">1.it will add the category and name,title of the author to database.</text:p>
          <text:p text:style-name="P45">2.the same validation part is taken here also and updated.</text:p>
        </text:list-item>
      </text:list>
      <text:p text:style-name="P26"><text:soft-page-break/></text:p>
      <text:p text:style-name="P25">The views files contains all the desing informations. I also understad the desing code.</text:p>
      <text:p text:style-name="P26"/>
      <text:p text:style-name="P5">PROJECT NAME:PORTFOLIO</text:p>
      <text:list xml:id="list2619026471310939886" text:style-name="L12">
        <text:list-item>
          <text:p text:style-name="P46">Here I was learn the new database called mysql.</text:p>
          <text:p text:style-name="P46"><text:s text:c="4"/>I was installed and configured the mysql successfully</text:p>
        </text:list-item>
        <text:list-item>
          <text:p text:style-name="P46">the app.js file will connect all the routes and views file.</text:p>
          <text:p text:style-name="P31">Index.js</text:p>
          <text:p text:style-name="P46">It will connect to home page desing index.jade file.and the database also configured</text:p>
        </text:list-item>
        <text:list-item>
          <text:p text:style-name="P31">admin.js</text:p>
          <text:p text:style-name="P46">here <text:s/>only the database operations are taken</text:p>
          <text:p text:style-name="P31">operations:</text:p>
        </text:list-item>
        <text:list-item>
          <text:p text:style-name="P46">.if the database is already exits that will display by the display.jade file</text:p>
        </text:list-item>
        <text:list-item>
          <text:p text:style-name="P46">if I want add a new one that will connect <text:s/>to the new.jade and the get method followe the /new path.</text:p>
        </text:list-item>
        <text:list-item>
          <text:p text:style-name="P46">The new enter<text:span text:style-name="T11">e</text:span>d data values are validated. the correct data only stored into the database.</text:p>
        </text:list-item>
        <text:list-item>
          <text:p text:style-name="P46">If insert that will also validated</text:p>
        </text:list-item>
        <text:list-item>
          <text:p text:style-name="P46">if update by the update query</text:p>
        </text:list-item>
        <text:list-item>
          <text:p text:style-name="P46">if delete by calling the post method delete().</text:p>
        </text:list-item>
      </text:list>
      <text:p text:style-name="P23">In this project I was faced the mysql installation problem and data insertion problems.</text:p>
      <text:p text:style-name="P23"/>
      <text:p text:style-name="P6">JAN-7(DAY 6)</text:p>
      <text:p text:style-name="P14">PROJECT NAME:eLEARING:</text:p>
      <text:list xml:id="list4788695792728472860" text:style-name="L13">
        <text:list-item>
          <text:p text:style-name="P47">understand the project flow</text:p>
        </text:list-item>
        <text:list-item>
          <text:p text:style-name="P47">something the new technology called “handlebare”</text:p>
          <text:p text:style-name="P51"><text:span text:style-name="T12"><text:s text:c="2"/>so the handlebar</text:span><text:span text:style-name="T13">s</text:span><text:span text:style-name="T12"> is the design program for essay access to the html</text:span></text:p>
        </text:list-item>
        <text:list-item>
          <text:p text:style-name="P47">there is <text:s/>the new package I learned “async”</text:p>
          <text:p text:style-name="P51"><text:a xlink:type="simple" xlink:href="https://github.com/caolan/async/blob/v1.5.2/README.md"><text:span text:style-name="T12">https://github.com/caolan/async/blob/v1.5.2/README.md</text:span></text:a></text:p>
        </text:list-item>
        <text:list-item>
          <text:p text:style-name="P48">understand the middle handlebars</text:p>
          <text:p text:style-name="P52"><text:a xlink:type="simple" xlink:href="https://github.com/ericf/express-handlebars"><text:span text:style-name="T12">https://github.com/ericf/express-handlebars</text:span></text:a></text:p>
        </text:list-item>
      </text:list>
      <text:p text:style-name="P49"/>
      <text:p text:style-name="P49"/>
      <text:p text:style-name="P49"/>
      <text:p text:style-name="P53">JAN-10(DAY 8)</text:p>
      <text:list xml:id="list8542362636510782167" text:style-name="L14">
        <text:list-item>
          <text:p text:style-name="P50">To build my own CURD application by using the mongoose.</text:p>
          <text:p text:style-name="P50">Mongoose:</text:p>
        </text:list-item>
        <text:list-item>
          <text:p text:style-name="P50">it is the easy access to the mongo db</text:p>
        </text:list-item>
        <text:list-item>
          <text:p text:style-name="P50">all the operations of database like create,update,read ,delete are performed .</text:p>
        </text:list-item>
        <text:list-item>
          <text:p text:style-name="P50">All the the node js methods like get,put,post,delete are used</text:p>
        </text:list-item>
        <text:list-item>
          <text:p text:style-name="P50">the API part was tested in the postman tool</text:p>
          <text:p text:style-name="P5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d787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 text:c="135"/><text:span text:style-name="MT1">senthil@vectorx.co</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1T11:09:03.737734567</meta:creation-date>
    <meta:generator>LibreOffice/4.2.8.2$Linux_X86_64 LibreOffice_project/420m0$Build-2</meta:generator>
    <dc:date>2017-01-10T18:51:40.184835997</dc:date>
    <meta:editing-duration>PT1H9M57S</meta:editing-duration>
    <meta:editing-cycles>7</meta:editing-cycles>
    <meta:document-statistic meta:table-count="0" meta:image-count="0" meta:object-count="0" meta:page-count="5" meta:paragraph-count="189" meta:word-count="1688" meta:character-count="9865" meta:non-whitespace-character-count="8229"/>
  </office:meta>
</office:document-meta>
</file>